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5.611cm"/>
    </style:style>
    <style:style style:name="co4" style:family="table-column">
      <style:table-column-properties fo:break-before="auto" style:column-width="7.214cm"/>
    </style:style>
    <style:style style:name="co5" style:family="table-column">
      <style:table-column-properties fo:break-before="auto" style:column-width="15.5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vertical-align="top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row table:style-name="ro1">
          <table:table-cell table:style-name="ce1" office:value-type="string">
            <text:p>1</text:p>
          </table:table-cell>
          <table:table-cell table:style-name="ce3" office:value-type="string">
            <text:p>600R / 100MHz</text:p>
          </table:table-cell>
          <table:table-cell office:value-type="string">
            <text:p>RESC0402N</text:p>
          </table:table-cell>
          <table:table-cell office:value-type="string">
            <text:p>LF1</text:p>
          </table:table-cell>
          <table:table-cell office:value-type="string">
            <text:p>Ferrite-Filter</text:p>
          </table:table-cell>
        </table:table-row>
        <table:table-row table:style-name="ro2">
          <table:table-cell table:style-name="ce1" office:value-type="string">
            <text:p>12</text:p>
          </table:table-cell>
          <table:table-cell office:value-type="string">
            <text:p>10uF/25V</text:p>
          </table:table-cell>
          <table:table-cell office:value-type="string">
            <text:p>CAPC1206N</text:p>
          </table:table-cell>
          <table:table-cell office:value-type="string">
            <text:p>C1, C2, C3, C4, C7, C12, C13, C19, C21, C24, C25, C26</text:p>
          </table:table-cell>
          <table:table-cell office:value-type="string">
            <text:p>Capaci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22n</text:p>
          </table:table-cell>
          <table:table-cell office:value-type="string">
            <text:p>CAPC0603N</text:p>
          </table:table-cell>
          <table:table-cell office:value-type="string">
            <text:p>C15</text:p>
          </table:table-cell>
          <table:table-cell office:value-type="string">
            <text:p>Capacitor</text:p>
          </table:table-cell>
        </table:table-row>
        <table:table-row table:style-name="ro1">
          <table:table-cell table:style-name="ce1" office:value-type="string">
            <text:p>3</text:p>
          </table:table-cell>
          <table:table-cell office:value-type="string">
            <text:p>2u2</text:p>
          </table:table-cell>
          <table:table-cell office:value-type="string">
            <text:p>CAPC0402N</text:p>
          </table:table-cell>
          <table:table-cell office:value-type="string">
            <text:p>C18, C20, C60</text:p>
          </table:table-cell>
          <table:table-cell office:value-type="string">
            <text:p>Capacitor</text:p>
          </table:table-cell>
        </table:table-row>
        <table:table-row table:style-name="ro1">
          <table:table-cell table:style-name="ce1" office:value-type="string">
            <text:p>4</text:p>
          </table:table-cell>
          <table:table-cell office:value-type="string">
            <text:p>330uF/25V</text:p>
          </table:table-cell>
          <table:table-cell office:value-type="string">
            <text:p>CAPE_RM5_D10_H12</text:p>
          </table:table-cell>
          <table:table-cell office:value-type="string">
            <text:p>C27, C48, C63, C75</text:p>
          </table:table-cell>
          <table:table-cell office:value-type="string">
            <text:p>Polarized Capacitor (Radial)</text:p>
          </table:table-cell>
        </table:table-row>
        <table:table-row table:style-name="ro2">
          <table:table-cell table:style-name="ce1" office:value-type="string">
            <text:p>12</text:p>
          </table:table-cell>
          <table:table-cell office:value-type="string">
            <text:p>10n</text:p>
          </table:table-cell>
          <table:table-cell office:value-type="string">
            <text:p>CAPC0402N</text:p>
          </table:table-cell>
          <table:table-cell office:value-type="string">
            <text:p>C28, C29, C30, C39, C42, C51, C55, C56, C62, C68, C71, C74</text:p>
          </table:table-cell>
          <table:table-cell office:value-type="string">
            <text:p>Capacitor</text:p>
          </table:table-cell>
        </table:table-row>
        <table:table-row table:style-name="ro2">
          <table:table-cell table:style-name="ce1" office:value-type="string">
            <text:p>12</text:p>
          </table:table-cell>
          <table:table-cell office:value-type="string">
            <text:p>1uF/25V</text:p>
          </table:table-cell>
          <table:table-cell office:value-type="string">
            <text:p>CAPC0603N</text:p>
          </table:table-cell>
          <table:table-cell office:value-type="string">
            <text:p>C31, C33, C35, C37, C40, C49, C54, C58, C65, C66, C69, C73</text:p>
          </table:table-cell>
          <table:table-cell office:value-type="string">
            <text:p>Capacitor</text:p>
          </table:table-cell>
        </table:table-row>
        <table:table-row table:style-name="ro2">
          <table:table-cell table:style-name="ce1" office:value-type="string">
            <text:p>12</text:p>
          </table:table-cell>
          <table:table-cell office:value-type="string">
            <text:p>100n</text:p>
          </table:table-cell>
          <table:table-cell office:value-type="string">
            <text:p>CAPC0603N</text:p>
          </table:table-cell>
          <table:table-cell office:value-type="string">
            <text:p>C32, C34, C36, C38, C41, C52, C53, C59, C64, C67, C70, C72</text:p>
          </table:table-cell>
          <table:table-cell office:value-type="string">
            <text:p>Capacitor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office:value-type="string">
            <text:p>22p</text:p>
          </table:table-cell>
          <table:table-cell office:value-type="string">
            <text:p>CAPC0402N</text:p>
          </table:table-cell>
          <table:table-cell office:value-type="string">
            <text:p>C45, C46</text:p>
          </table:table-cell>
          <table:table-cell office:value-type="string">
            <text:p>Capacitor</text:p>
          </table:table-cell>
        </table:table-row>
        <table:table-row table:style-name="ro1">
          <table:table-cell table:style-name="ce1" office:value-type="string">
            <text:p>3</text:p>
          </table:table-cell>
          <table:table-cell office:value-type="string">
            <text:p>22u/10V</text:p>
          </table:table-cell>
          <table:table-cell office:value-type="string">
            <text:p>CAPC1206N</text:p>
          </table:table-cell>
          <table:table-cell office:value-type="string">
            <text:p>C5, C6, C23</text:p>
          </table:table-cell>
          <table:table-cell office:value-type="string">
            <text:p>Capacitor</text:p>
          </table:table-cell>
        </table:table-row>
        <table:table-row table:style-name="ro2">
          <table:table-cell table:style-name="ce1" office:value-type="string">
            <text:p>12</text:p>
          </table:table-cell>
          <table:table-cell office:value-type="string">
            <text:p>100n</text:p>
          </table:table-cell>
          <table:table-cell office:value-type="string">
            <text:p>CAPC0402N</text:p>
          </table:table-cell>
          <table:table-cell office:value-type="string">
            <text:p>C8, C10, C11, C14, C16, C17, C22, C43, C47, C50, C57, C61</text:p>
          </table:table-cell>
          <table:table-cell office:value-type="string">
            <text:p>Capaci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2n2/50V</text:p>
          </table:table-cell>
          <table:table-cell office:value-type="string">
            <text:p>CAPC0402N</text:p>
          </table:table-cell>
          <table:table-cell office:value-type="string">
            <text:p>C9</text:p>
          </table:table-cell>
          <table:table-cell office:value-type="string">
            <text:p>Capaci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MBR120</text:p>
          </table:table-cell>
          <table:table-cell office:value-type="string">
            <text:p>D_SM_SOD123_H135A</text:p>
          </table:table-cell>
          <table:table-cell office:value-type="string">
            <text:p>D1</text:p>
          </table:table-cell>
          <table:table-cell office:value-type="string">
            <text:p>Diode Allgemein Bauform=2polig SMD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AT45DB321</text:p>
          </table:table-cell>
          <table:table-cell office:value-type="string">
            <text:p>SOIC-8 DATAFLASH</text:p>
          </table:table-cell>
          <table:table-cell office:value-type="string">
            <text:p>DF1</text:p>
          </table:table-cell>
          <table:table-cell office:value-type="string">
            <text:p>32MBit, 512/528 block size</text:p>
          </table:table-cell>
        </table:table-row>
        <table:table-row table:style-name="ro2">
          <table:table-cell table:style-name="ce1" office:value-type="string">
            <text:p>12</text:p>
          </table:table-cell>
          <table:table-cell office:value-type="string">
            <text:p>SiC780</text:p>
          </table:table-cell>
          <table:table-cell office:value-type="string">
            <text:p>DRMOS40</text:p>
          </table:table-cell>
          <table:table-cell office:value-type="string">
            <text:p>DR1, DR2, DR3, DR4, DR5, DR6, DR7, DR8, DR9, DR10, DR11, DR12</text:p>
          </table:table-cell>
          <table:table-cell office:value-type="string">
            <text:p>Integrated DrMOS Power Stage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office:value-type="string">
            <text:p>HEADER 1x4</text:p>
          </table:table-cell>
          <table:table-cell office:value-type="string">
            <text:p>HEADER 1X4 2.54MM</text:p>
          </table:table-cell>
          <table:table-cell office:value-type="string">
            <text:p>GPS, I2C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74xx1G14</text:p>
          </table:table-cell>
          <table:table-cell office:value-type="string">
            <text:p>SOT65P210X100-5N</text:p>
          </table:table-cell>
          <table:table-cell office:value-type="string">
            <text:p>IC1</text:p>
          </table:table-cell>
          <table:table-cell office:value-type="string">
            <text:p>Single gate inverting schmitt-trigge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BMP180</text:p>
          </table:table-cell>
          <table:table-cell office:value-type="string">
            <text:p>BOSCH BMP180</text:p>
          </table:table-cell>
          <table:table-cell office:value-type="string">
            <text:p>IC2</text:p>
          </table:table-cell>
          <table:table-cell office:value-type="string">
            <text:p>Digital pressure sens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MPU-9150</text:p>
          </table:table-cell>
          <table:table-cell office:value-type="string">
            <text:p>INVENSENSE_QFN24</text:p>
          </table:table-cell>
          <table:table-cell office:value-type="string">
            <text:p>IC3</text:p>
          </table:table-cell>
          <table:table-cell office:value-type="string">
            <text:p>9-Axis sens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STM32F4</text:p>
          </table:table-cell>
          <table:table-cell office:value-type="string">
            <text:p>TSQFP50P1600X1600X160-100N</text:p>
          </table:table-cell>
          <table:table-cell office:value-type="string">
            <text:p>IC4</text:p>
          </table:table-cell>
          <table:table-cell office:value-type="string">
            <text:p>100 pin STM32F4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4u7 / 3A</text:p>
          </table:table-cell>
          <table:table-cell office:value-type="string">
            <text:p>LDSMSDR0603A</text:p>
          </table:table-cell>
          <table:table-cell office:value-type="string">
            <text:p>L1</text:p>
          </table:table-cell>
          <table:table-cell office:value-type="string">
            <text:p>Induc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GREEN</text:p>
          </table:table-cell>
          <table:table-cell office:value-type="string">
            <text:p>LED0603_GREEN</text:p>
          </table:table-cell>
          <table:table-cell office:value-type="string">
            <text:p>LINK</text:p>
          </table:table-cell>
          <table:table-cell office:value-type="string">
            <text:p>OSRAM TOPLED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HEADER 2x8</text:p>
          </table:table-cell>
          <table:table-cell office:value-type="string">
            <text:p>HEADER 2X8 2.54MM</text:p>
          </table:table-cell>
          <table:table-cell office:value-type="string">
            <text:p>P1</text:p>
          </table:table-cell>
          <table:table-cell/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HEADER 1x8</text:p>
          </table:table-cell>
          <table:table-cell office:value-type="string">
            <text:p>HEADER 1X8 2.54MM</text:p>
          </table:table-cell>
          <table:table-cell office:value-type="string">
            <text:p>P2</text:p>
          </table:table-cell>
          <table:table-cell/>
        </table:table-row>
        <table:table-row table:style-name="ro1">
          <table:table-cell table:style-name="ce1" office:value-type="string">
            <text:p>2</text:p>
          </table:table-cell>
          <table:table-cell office:value-type="string">
            <text:p>HEADER 1x3</text:p>
          </table:table-cell>
          <table:table-cell office:value-type="string">
            <text:p>HEADER 1X3 2.54MM</text:p>
          </table:table-cell>
          <table:table-cell office:value-type="string">
            <text:p>PPM, SWD</text:p>
          </table:table-cell>
          <table:table-cell/>
        </table:table-row>
        <table:table-row table:style-name="ro1">
          <table:table-cell table:style-name="ce1" office:value-type="string">
            <text:p>5</text:p>
          </table:table-cell>
          <table:table-cell office:value-type="string">
            <text:p>BC817-25</text:p>
          </table:table-cell>
          <table:table-cell office:value-type="string">
            <text:p>SOT-23A</text:p>
          </table:table-cell>
          <table:table-cell office:value-type="string">
            <text:p>Q1, Q2, Q3, Q4, Q5</text:p>
          </table:table-cell>
          <table:table-cell office:value-type="string">
            <text:p>NPN General Purpose Amplifier</text:p>
          </table:table-cell>
        </table:table-row>
        <table:table-row table:style-name="ro3">
          <table:table-cell table:style-name="ce1" office:value-type="string">
            <text:p>33</text:p>
          </table:table-cell>
          <table:table-cell office:value-type="string">
            <text:p>1k</text:p>
          </table:table-cell>
          <table:table-cell office:value-type="string">
            <text:p>RESC0402N</text:p>
          </table:table-cell>
          <table:table-cell office:value-type="string">
            <text:p>R1, R3, R4, R5, R9, R10, R15, R17, R19, R21, R22, R23, R25, R26, R27, R28, R29, R30, R31, R32, R33, R34, R35, R37, R38, R41, R42, R45, R46, R48, R51, R53, R55</text:p>
          </table:table-cell>
          <table:table-cell office:value-type="string">
            <text:p>Resistor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office:value-type="string">
            <text:p>120R</text:p>
          </table:table-cell>
          <table:table-cell office:value-type="string">
            <text:p>RESC0402N</text:p>
          </table:table-cell>
          <table:table-cell office:value-type="string">
            <text:p>R11, R12</text:p>
          </table:table-cell>
          <table:table-cell office:value-type="string">
            <text:p>Resistor</text:p>
          </table:table-cell>
        </table:table-row>
        <table:table-row table:style-name="ro2">
          <table:table-cell table:style-name="ce1" office:value-type="string">
            <text:p>13</text:p>
          </table:table-cell>
          <table:table-cell office:value-type="string">
            <text:p>5k6</text:p>
          </table:table-cell>
          <table:table-cell office:value-type="string">
            <text:p>RESC0402N</text:p>
          </table:table-cell>
          <table:table-cell office:value-type="string">
            <text:p>R16, R18, R20, R24, R36, R40, R43, R44, R47, R49, R50, R52, R54</text:p>
          </table:table-cell>
          <table:table-cell office:value-type="string">
            <text:p>Resis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0R</text:p>
          </table:table-cell>
          <table:table-cell office:value-type="string">
            <text:p>RESC0402N</text:p>
          </table:table-cell>
          <table:table-cell office:value-type="string">
            <text:p>R39</text:p>
          </table:table-cell>
          <table:table-cell office:value-type="string">
            <text:p>Resis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3k9</text:p>
          </table:table-cell>
          <table:table-cell office:value-type="string">
            <text:p>RESC0402N</text:p>
          </table:table-cell>
          <table:table-cell office:value-type="string">
            <text:p>R6</text:p>
          </table:table-cell>
          <table:table-cell office:value-type="string">
            <text:p>Resis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820R</text:p>
          </table:table-cell>
          <table:table-cell office:value-type="string">
            <text:p>RESC0402N</text:p>
          </table:table-cell>
          <table:table-cell office:value-type="string">
            <text:p>R7</text:p>
          </table:table-cell>
          <table:table-cell office:value-type="string">
            <text:p>Resistor</text:p>
          </table:table-cell>
        </table:table-row>
        <table:table-row table:style-name="ro1">
          <table:table-cell table:style-name="ce1" office:value-type="string">
            <text:p>2</text:p>
          </table:table-cell>
          <table:table-cell office:value-type="string">
            <text:p>10k</text:p>
          </table:table-cell>
          <table:table-cell office:value-type="string">
            <text:p>RESC0402N</text:p>
          </table:table-cell>
          <table:table-cell office:value-type="string">
            <text:p>R8, R153</text:p>
          </table:table-cell>
          <table:table-cell office:value-type="string">
            <text:p>Resis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RED</text:p>
          </table:table-cell>
          <table:table-cell office:value-type="string">
            <text:p>LED0603_RED</text:p>
          </table:table-cell>
          <table:table-cell office:value-type="string">
            <text:p>RSSI</text:p>
          </table:table-cell>
          <table:table-cell office:value-type="string">
            <text:p>OSRAM TOPLED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LM1117MP-3.3</text:p>
          </table:table-cell>
          <table:table-cell office:value-type="string">
            <text:p>MP04A_N</text:p>
          </table:table-cell>
          <table:table-cell office:value-type="string">
            <text:p>U1</text:p>
          </table:table-cell>
          <table:table-cell office:value-type="string">
            <text:p>800mA Low-Dropout Linear Regula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MCP16323</text:p>
          </table:table-cell>
          <table:table-cell office:value-type="string">
            <text:p>QFN50P300X300X90-16N</text:p>
          </table:table-cell>
          <table:table-cell office:value-type="string">
            <text:p>U2</text:p>
          </table:table-cell>
          <table:table-cell office:value-type="string">
            <text:p>18V Input, 3A Output, High Efficiency Synchronous Buck Regulator with Power Good Indication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USB</text:p>
          </table:table-cell>
          <table:table-cell office:value-type="string">
            <text:p>USB_MICRO_FCI</text:p>
          </table:table-cell>
          <table:table-cell office:value-type="string">
            <text:p>USB</text:p>
          </table:table-cell>
          <table:table-cell office:value-type="string">
            <text:p>USB Connector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16MHz</text:p>
          </table:table-cell>
          <table:table-cell office:value-type="string">
            <text:p>XO2.5x2.0</text:p>
          </table:table-cell>
          <table:table-cell office:value-type="string">
            <text:p>X1</text:p>
          </table:table-cell>
          <table:table-cell office:value-type="string">
            <text:p>5 x 3.2mm Miniature surface-mount crystal</text:p>
          </table:table-cell>
        </table:table-row>
        <table:table-row table:style-name="ro1">
          <table:table-cell table:style-name="ce1" office:value-type="string">
            <text:p>1</text:p>
          </table:table-cell>
          <table:table-cell office:value-type="string">
            <text:p>XBee (Pro)</text:p>
          </table:table-cell>
          <table:table-cell office:value-type="string">
            <text:p>XBEEPRO_SOCKET_SMD</text:p>
          </table:table-cell>
          <table:table-cell office:value-type="string">
            <text:p>XBee</text:p>
          </table:table-cell>
          <table:table-cell office:value-type="string">
            <text:p>XBee (Pro) Multipoint RF Module</text:p>
          </table:table-cell>
        </table:table-row>
        <table:table-row table:style-name="ro4" table:number-rows-repeated="1048536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B1:Sheet1.E3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.00.0000</text:date>, <text:time style:data-style-name="N2" text:time-value="0000-00-00T17:18:03.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7T17:21:35.41</dc:date>
    <meta:generator>LibreOffice/4.0.4.2$Windows_x86 LibreOffice_project/9e9821abd0ffdbc09cd8c52eaa574fa09eb08f2</meta:generator>
    <meta:editing-duration>PT57S</meta:editing-duration>
    <meta:editing-cycles>3</meta:editing-cycles>
    <meta:document-statistic meta:table-count="1" meta:cell-count="191" meta:object-count="0"/>
  </office:meta>
</office:document-meta>
</file>